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1" style:family="paragraph" style:parent-style-name="Heading" style:master-page-name="First_20_Page">
      <style:paragraph-properties style:page-number="auto"/>
      <style:text-properties fo:background-color="#c0c0c0"/>
    </style:style>
    <style:style style:name="P12" style:family="paragraph" style:parent-style-name="Text">
      <style:paragraph-properties fo:text-align="start" style:justify-single-word="false"/>
    </style:style>
    <style:style style:name="P13" style:family="paragraph" style:parent-style-name="Text">
      <style:paragraph-properties fo:text-align="start" style:justify-single-word="false"/>
      <style:text-properties officeooo:paragraph-rsid="001e75b0"/>
    </style:style>
    <style:style style:name="P14" style:family="paragraph" style:parent-style-name="Text">
      <style:paragraph-properties fo:text-align="start" style:justify-single-word="false"/>
      <style:text-properties officeooo:paragraph-rsid="001ff9fc"/>
    </style:style>
    <style:style style:name="P15" style:family="paragraph" style:parent-style-name="Text">
      <style:paragraph-properties fo:text-align="start" style:justify-single-word="false"/>
      <style:text-properties officeooo:rsid="001ff9fc" officeooo:paragraph-rsid="001ff9fc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ICHE DE LIASON BLOC-HOSPIT/AMBU</text:p>
      <text:p text:style-name="P3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<text:span text:style-name="T4">Baie de l'orphelinat</text:span>:</text:p>
            <text:p text:style-name="Text">Le: <text:text-input text:description="&lt;only_time1()&gt;">&lt;only_time1()&gt;</text:text-input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0"><text:text-input text:description="&lt;if test=&quot;o.po_meeting_id&quot;&gt;">&lt;if test="o.po_meeting_id"&gt;</text:text-input></text:p>
      <text:p text:style-name="P9"/>
      <text:p text:style-name="P10"/>
      <text:p text:style-name="P5"><text:text-input text:description="&lt;company.name&gt;">&lt;company.name&gt;</text:text-input></text:p>
      <text:p text:style-name="P5"><text:text-input text:description="&lt;company.street&gt;">&lt;company.street&gt;</text:text-input></text:p>
      <text:p text:style-name="P5"><text:text-input text:description="&lt;company.phone&gt;">&lt;company.phone&gt;</text:text-input></text:p>
      <text:p text:style-name="P5"><text:text-input text:description="&lt;company.zip&gt;">&lt;company.zip&gt;</text:text-input> <text:text-input text:description="&lt;company.city&gt;">&lt;company.city&gt;</text:text-input></text:p>
      <text:p text:style-name="P4"/>
      <text:p text:style-name="P4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4"/>
      <text:p text:style-name="P4"><text:text-input text:description="&lt;o.partner_id.fullname&gt;">&lt;o.partner_id.fullname&gt;</text:text-input></text:p>
      <text:p text:style-name="P4"/>
      <text:p text:style-name="P4"><text:text-input text:description="&lt;o.partner_id.title.name&gt;">&lt;o.partner_id.title.name&gt;</text:text-input>, vous avez rendez-vous, pour la consultation post-opératoire, le :</text:p>
      <text:p text:style-name="P4"/>
      <text:p text:style-name="P4"/>
      <text:p text:style-name="P4"/>
      <text:p text:style-name="P4"/>
      <text:p text:style-name="P7"><text:text-input text:description="&lt;only_time1()&gt;">&lt;only_time1()&gt;</text:text-input></text:p>
      <text:p text:style-name="P8">Cabinet Baie de l'Orphelinat</text:p>
      <text:p text:style-name="P6"><text:text-input text:description="&lt;user.signature&gt;">&lt;user.signature&gt;</text:text-input></text:p>
      <text:p text:style-name="P12"><text:text-input text:description="&lt;/if&gt;">&lt;/if&gt;</text:text-input></text:p>
      <text:p text:style-name="P13"><text:text-input text:description="&lt;if test=&quot;o.bloc_agenda_line_id&quot;&gt;">&lt;if test=o.bloc_agenda_line_id&gt;</text:text-input></text:p>
      <text:p text:style-name="P15">hello est ce que cela marche</text:p>
      <text:p text:style-name="P1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5T14:49:06.934150465</dc:date>
    <meta:editing-duration>PT9H33M30S</meta:editing-duration>
    <meta:editing-cycles>158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2" meta:paragraph-count="42" meta:word-count="234" meta:character-count="1547" meta:non-whitespace-character-count="1414"/>
  </office:meta>
</office:document-meta>
</file>